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3535in" fo:margin-left="-0.2354in" table:align="left"/>
    </style:style>
    <style:style style:name="Table1.A" style:family="table-column">
      <style:table-column-properties style:column-width="1.2917in"/>
    </style:style>
    <style:style style:name="Table1.B" style:family="table-column">
      <style:table-column-properties style:column-width="0.6458in"/>
    </style:style>
    <style:style style:name="Table1.C" style:family="table-column">
      <style:table-column-properties style:column-width="0.625in"/>
    </style:style>
    <style:style style:name="Table1.D" style:family="table-column">
      <style:table-column-properties style:column-width="1.1875in"/>
    </style:style>
    <style:style style:name="Table1.E" style:family="table-column">
      <style:table-column-properties style:column-width="2.625in"/>
    </style:style>
    <style:style style:name="Table1.F" style:family="table-column">
      <style:table-column-properties style:column-width="2.1875in"/>
    </style:style>
    <style:style style:name="Table1.G" style:family="table-column">
      <style:table-column-properties style:column-width="0.5729in"/>
    </style:style>
    <style:style style:name="Table1.I" style:family="table-column">
      <style:table-column-properties style:column-width="0.6451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5ea7b" officeooo:paragraph-rsid="0005ea7b"/>
    </style:style>
    <style:style style:name="P2" style:family="paragraph" style:parent-style-name="Table_20_Contents">
      <style:text-properties officeooo:rsid="00050ec4" officeooo:paragraph-rsid="00050ec4"/>
    </style:style>
    <style:style style:name="P3" style:family="paragraph" style:parent-style-name="Table_20_Contents">
      <style:text-properties fo:font-weight="bold" officeooo:rsid="00050ec4" officeooo:paragraph-rsid="00050ec4" style:font-weight-asian="bold" style:font-weight-complex="bold"/>
    </style:style>
    <style:style style:name="P4" style:family="paragraph" style:parent-style-name="Text_20_body" style:list-style-name="L1">
      <style:text-properties officeooo:rsid="0005ea7b" officeooo:paragraph-rsid="0005ea7b"/>
    </style:style>
    <style:style style:name="P5" style:family="paragraph" style:parent-style-name="Text_20_body">
      <style:text-properties officeooo:rsid="000eb1e6" officeooo:paragraph-rsid="000eb1e6"/>
    </style:style>
    <style:style style:name="P6" style:family="paragraph" style:parent-style-name="Text_20_body">
      <style:text-properties officeooo:paragraph-rsid="000eb1e6"/>
    </style:style>
    <style:style style:name="P7" style:family="paragraph" style:parent-style-name="Text_20_body">
      <style:text-properties officeooo:rsid="000f184c" officeooo:paragraph-rsid="000f184c"/>
    </style:style>
    <style:style style:name="P8" style:family="paragraph" style:parent-style-name="Heading_20_1">
      <style:text-properties officeooo:rsid="0005ea7b" officeooo:paragraph-rsid="0005ea7b"/>
    </style:style>
    <style:style style:name="P9" style:family="paragraph" style:parent-style-name="Table_20_Contents">
      <style:text-properties officeooo:rsid="000e9f4a" officeooo:paragraph-rsid="000e9f4a"/>
    </style:style>
    <style:style style:name="P10" style:family="paragraph" style:parent-style-name="Table_20_Contents">
      <style:text-properties officeooo:rsid="00050ec4" officeooo:paragraph-rsid="00050ec4"/>
    </style:style>
    <style:style style:name="T1" style:family="text">
      <style:text-properties officeooo:rsid="0005ea7b"/>
    </style:style>
    <style:style style:name="T2" style:family="text">
      <style:text-properties officeooo:rsid="00072ad6"/>
    </style:style>
    <style:style style:name="T3" style:family="text">
      <style:text-properties officeooo:rsid="0008cdee"/>
    </style:style>
    <style:style style:name="T4" style:family="text">
      <style:text-properties fo:font-weight="bold" officeooo:rsid="0008cdee" style:font-weight-asian="bold" style:font-weight-complex="bold"/>
    </style:style>
    <style:style style:name="T5" style:family="text">
      <style:text-properties fo:font-weight="bold" officeooo:rsid="000eb1e6" style:font-weight-asian="bold" style:font-weight-complex="bold"/>
    </style:style>
    <style:style style:name="T6" style:family="text">
      <style:text-properties fo:font-weight="normal" officeooo:rsid="0008cdee" style:font-weight-asian="normal" style:font-weight-complex="normal"/>
    </style:style>
    <style:style style:name="T7" style:family="text">
      <style:text-properties officeooo:rsid="000cb4dc"/>
    </style:style>
    <style:style style:name="T8" style:family="text">
      <style:text-properties officeooo:rsid="000e9f4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adline<text:span text:style-name="T1">s</text:span> <text:span text:style-name="T7">8 juni – 15 juni </text:span></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row>
          <table:table-cell table:style-name="Table1.A1" office:value-type="string">
            <text:p text:style-name="P3">Wanneer?</text:p>
          </table:table-cell>
          <table:table-cell table:style-name="Table1.A1" office:value-type="string">
            <text:p text:style-name="P3">Ma <text:span text:style-name="T8">9</text:span>-6</text:p>
          </table:table-cell>
          <table:table-cell table:style-name="Table1.A1" office:value-type="string">
            <text:p text:style-name="P3">Di <text:span text:style-name="T8">10</text:span>-6</text:p>
          </table:table-cell>
          <table:table-cell table:style-name="Table1.A1" office:value-type="string">
            <text:p text:style-name="P3">Wo <text:span text:style-name="T8">11</text:span>-6</text:p>
          </table:table-cell>
          <table:table-cell table:style-name="Table1.A1" office:value-type="string">
            <text:p text:style-name="P3">Do <text:span text:style-name="T8">12</text:span>-6</text:p>
          </table:table-cell>
          <table:table-cell table:style-name="Table1.A1" office:value-type="string">
            <text:p text:style-name="P3">Vr <text:span text:style-name="T8">13</text:span>-6</text:p>
          </table:table-cell>
          <table:table-cell table:style-name="Table1.A1" office:value-type="string">
            <text:p text:style-name="P3">Za <text:span text:style-name="T8">13</text:span>-6</text:p>
          </table:table-cell>
          <table:table-cell table:style-name="Table1.A1" office:value-type="string">
            <text:p text:style-name="P3">Zo <text:span text:style-name="T8">14</text:span>-6</text:p>
          </table:table-cell>
          <table:table-cell table:style-name="Table1.I1" office:value-type="string">
            <text:p text:style-name="P3">Ma <text:span text:style-name="T8">15</text:span>-6</text:p>
          </table:table-cell>
        </table:table-row>
        <table:table-row>
          <table:table-cell table:style-name="Table1.A2" office:value-type="string">
            <text:p text:style-name="P3">Wat?</text:p>
          </table:table-cell>
          <table:table-cell table:style-name="Table1.A2" office:value-type="string">
            <text:p text:style-name="Table_20_Contents"/>
          </table:table-cell>
          <table:table-cell table:style-name="Table1.A2" office:value-type="string">
            <text:p text:style-name="P9"/>
          </table:table-cell>
          <table:table-cell table:style-name="Table1.A2" office:value-type="string">
            <text:p text:style-name="Table_20_Contents"/>
          </table:table-cell>
          <table:table-cell table:style-name="Table1.A2" office:value-type="string">
            <text:p text:style-name="P2">- Reflection sprint <text:span text:style-name="T8">4</text:span> (23:50)</text:p>
            <text:p text:style-name="P2">- Sprint plan <text:span text:style-name="T8">5 </text:span>(officeel pas vrijdag)</text:p>
            <text:p text:style-name="P2"/>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row>
          <table:table-cell table:style-name="Table1.A2" office:value-type="string">
            <text:p text:style-name="P3">Bijzonderheden?</text:p>
          </table:table-cell>
          <table:table-cell table:style-name="Table1.A2" office:value-type="string">
            <text:p text:style-name="Table_20_Contents"/>
          </table:table-cell>
          <table:table-cell table:style-name="Table1.A2" office:value-type="string">
            <text:p text:style-name="P2"/>
          </table:table-cell>
          <table:table-cell table:style-name="Table1.A2" office:value-type="string">
            <text:p text:style-name="P2">- <text:span text:style-name="T8">Project Skills</text:span></text:p>
          </table:table-cell>
          <table:table-cell table:style-name="Table1.A2" office:value-type="string">
            <text:p text:style-name="Table_20_Contents"/>
          </table:table-cell>
          <table:table-cell table:style-name="Table1.A2" office:value-type="string">
            <text:p text:style-name="P2">- <text:span text:style-name="T8">Bespreking met begeleiders HB11.120 @ 10.00 uur</text:span></text:p>
            <text:p text:style-name="P2">- <text:span text:style-name="T1">Bespreking met Alberto LB01.170 @ 14.30 uur</text:sp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I2" office:value-type="string">
            <text:p text:style-name="Table_20_Contents"/>
          </table:table-cell>
        </table:table-row>
      </table:table>
      <text:p text:style-name="P6"><text:span text:style-name="T5">Verslagen todo:</text:span></text:p>
      <text:p text:style-name="P5">- Final Report Draft <text:tab/>donderdag 19-06-2014 @ 23.50</text:p>
      <text:p text:style-name="P5">- Architecture Design donderdag 19-06-2014 @ 23.50</text:p>
      <text:p text:style-name="P5">- Input for SIG <text:tab/>vrijdag<text:tab/> 20-06-2014 @ 23.50</text:p>
      <text:p text:style-name="P5">- Project Skills<text:tab/>maandag 23-06-2014</text:p>
      <text:p text:style-name="P5">- Architecture Design<text:tab/>donderdag 26-06-2014 @ 23.50</text:p>
      <text:p text:style-name="P5">- Final Report <text:tab/><text:tab/>donderdag 26-06-2014 @ 23.50</text:p>
      <text:p text:style-name="P7">- Interaction Design<text:tab/>donderdag 26-06-2014</text:p>
      <text:p text:style-name="P1">Uw deadline feut is deze week: <text:span text:style-name="T8">Willem Jan Glerum</text:span></text:p>
      <text:h text:style-name="P8" text:outline-level="1">Afspraken deadlines</text:h>
      <text:list xml:id="list2918936705834325326" text:style-name="L1">
        <text:list-item>
          <text:p text:style-name="P4">De deadline feut is ervoor verantwoordelijk dat er aan het begin van de week voor iedereen een overzicht is op papier met alle deadlines en meetings. Als deze er aan het begin van de dag niet is: gebak. <text:span text:style-name="T3">(</text:span><text:span text:style-name="T4">TIP:</text:span><text:span text:style-name="T6"> ga even blackboard èn CPM langs, communicatie is niet echt consistent bij dit project).</text:span></text:p>
        </text:list-item>
        <text:list-item>
          <text:p text:style-name="P4">De deadline feut is de eindverantwoordelijke voor de deadlines, hij moet er deze week dus voor zorgen dat alles op tijd ingeleverd wordt. <text:span text:style-name="T2">Iets te laat? Geb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js </meta:initial-creator>
    <meta:creation-date>2014-06-02T14:56:21.446369221</meta:creation-date>
    <dc:date>2014-06-06T13:26:25.077279550</dc:date>
    <meta:editing-duration>PT2H10M48S</meta:editing-duration>
    <meta:editing-cycles>6</meta:editing-cycles>
    <meta:generator>LibreOffice/4.2.4.2$Linux_X86_64 LibreOffice_project/420$Build-2</meta:generator>
    <meta:document-statistic meta:table-count="1" meta:image-count="0" meta:object-count="0" meta:page-count="1" meta:paragraph-count="29" meta:word-count="197" meta:character-count="1139" meta:non-whitespace-character-count="966"/>
  </office:meta>
</office:document-meta>
</file>